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2" calcext:value-type="float">
            <text:p>62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5" calcext:value-type="float">
            <text:p>4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10T16:57:11.949061026</dc:date>
    <meta:editing-duration>PT2H41M29S</meta:editing-duration>
    <meta:editing-cycles>49</meta:editing-cycles>
    <meta:generator>LibreOffice/6.4.7.2$Linux_X86_64 LibreOffice_project/40$Build-2</meta:generator>
    <meta:document-statistic meta:table-count="1" meta:cell-count="193" meta:object-count="0"/>
  </office:meta>
</office:document-meta>
</file>